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llyGenerato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ellyGenerator.setup( SourceResolver resolver , Map objectModel , String src ,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llyGenerator.update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elly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llyGenerator.updateContext( 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